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ro19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4000">
            <text:p>4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3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8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8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8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8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8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8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2" office:value-type="string">
            <text:p><text:span text:style-name="T1">3rd</text:span>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table:number-columns-repeated="3"/>
          <table:table-cell table:formula="of:=SUM([.B40:.F40])" office:value-type="float" office:value="9200">
            <text:p>9200</text:p>
          </table:table-cell>
          <table:table-cell table:style-name="ce8" table:formula="of:=SUM([.B54:.D54];[.F54])" office:value-type="float" office:value="836.363636363636">
            <text:p>836.3636363636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54:.F54])" office:value-type="float" office:value="836.363636363636">
            <text:p>83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54:.F54])" office:value-type="float" office:value="836.363636363636">
            <text:p>83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54:.F54])" office:value-type="float" office:value="836.363636363636">
            <text:p>83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D54:.F54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836.363636363636">
            <text:p>83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];[.D54];[.E54])" office:value-type="float" office:value="436.363636363636">
            <text:p>43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836.363636363636">
            <text:p>83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836.363636363636">
            <text:p>83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B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 Սարգիս</text:p>
          </table:table-cell>
          <table:table-cell/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54:.F54])" office:value-type="float" office:value="836.363636363636">
            <text:p>83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54:.F54])" office:value-type="float" office:value="836.363636363636">
            <text:p>83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40]/11" office:value-type="float" office:value="436.363636363636">
            <text:p>436.3636363636</text:p>
          </table:table-cell>
          <table:table-cell table:style-name="ce2" table:formula="of:=[.C40]/11" office:value-type="float" office:value="400">
            <text:p>400</text:p>
          </table:table-cell>
          <table:table-cell table:style-name="ce2" table:formula="of:=[.D40]/11" office:value-type="float" office:value="0">
            <text:p>0</text:p>
          </table:table-cell>
          <table:table-cell table:style-name="ce2" table:formula="of:=[.E40]/10" office:value-type="float" office:value="0">
            <text:p>0</text:p>
          </table:table-cell>
          <table:table-cell table:style-name="ce2" table:formula="of:=[.F40]/10" office:value-type="float" office:value="0">
            <text:p>0</text:p>
          </table:table-cell>
          <table:table-cell table:style-name="Default"/>
          <table:table-cell table:style-name="ce41" table:formula="of:=SUM([.H40:.H53])" office:value-type="float" office:value="8400">
            <text:p>84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9/23/2015</text:date>, <text:time>12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3T12:32:44</dc:date>
    <meta:editing-duration>P1DT10H41M54S</meta:editing-duration>
    <meta:editing-cycles>856</meta:editing-cycles>
    <meta:generator>OpenOffice/4.1.1$Unix OpenOffice.org_project/411m6$Build-9775</meta:generator>
    <dc:creator>employee employee</dc:creator>
    <meta:document-statistic meta:table-count="7" meta:cell-count="2056" meta:object-count="0"/>
  </office:meta>
</office:document-meta>
</file>